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9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39" office:value-type="string" calcext:value-type="string">
            <text:p>OBS.: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6-30" calcext:value-type="date">
            <text:p>30/06/2024</text:p>
          </table:table-cell>
          <table:table-cell table:style-name="ce7" office:value-type="string" calcext:value-type="string">
            <text:p>Mens. 06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5" office:value-type="string" calcext:value-type="string">
            <text:p>pg parcial</text:p>
          </table:table-cell>
          <table:table-cell table:style-name="ce10" office:value-type="float" office:value="50" calcext:value-type="float">
            <text:p>50,00</text:p>
          </table:table-cell>
          <table:table-cell table:style-name="ce2" office:value-type="date" office:date-value="2024-12-20" calcext:value-type="date">
            <text:p>20/12/2024</text:p>
          </table:table-cell>
          <table:table-cell table:style-name="ce20" table:formula="of:=[.C2]-[.F2]" office:value-type="float" office:value="300" calcext:value-type="float">
            <text:p>30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07-31" calcext:value-type="date">
            <text:p>31/07/2024</text:p>
          </table:table-cell>
          <table:table-cell table:style-name="ce7" office:value-type="string" calcext:value-type="string">
            <text:p>Mens. 07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650" calcext:value-type="float">
            <text:p>6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3]-[.F3]" office:value-type="float" office:value="-300" calcext:value-type="float">
            <text:p>(300,00)</text:p>
          </table:table-cell>
          <table:table-cell table:style-name="ce42" office:value-type="string" calcext:value-type="string" table:number-columns-spanned="1" table:number-rows-spanned="6">
            <text:p>PG – R$ 2.100,00</text:p>
            <text:p> 17/09/2025</text:p>
            <text:p>300,00 – 06/2024</text:p>
            <text:p>350,00 – 07/2024</text:p>
            <text:p>350,00 – 08/2024</text:p>
            <text:p>350,00 – 09/2024</text:p>
            <text:p>350,00 – 10/2024</text:p>
            <text:p>350,00 – 11/2024</text:p>
            <text:p>50,00 – 12/2024</text:p>
            <text:p> </text:p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4]-[.F4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5]-[.F5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6]-[.F6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7]-[.F7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33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17" calcext:value-type="date">
            <text:p>17/09/2025</text:p>
          </table:table-cell>
          <table:table-cell table:style-name="ce20" table:formula="of:=[.C8]-[.F8]" office:value-type="float" office:value="0" calcext:value-type="float">
            <text:p>-</text:p>
          </table:table-cell>
          <table:covered-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3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09-29" calcext:value-type="date">
            <text:p>29/09/2025</text:p>
          </table:table-cell>
          <table:table-cell table:style-name="ce20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PG – R$ 350,00 – 29/09/2025</text:p>
            <text:p>300,00 – 12/2024 e 50,00-01/2025</text:p>
            <text:p>PG – 300,00 – 09/10/2025</text:p>
            <text:p>300,00 - 01/2025</text:p>
            <text:p/>
          </table:table-cell>
          <table:table-cell table:style-name="ce69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10-14" calcext:value-type="date">
            <text:p>14/10/2025</text:p>
          </table:table-cell>
          <table:table-cell table:style-name="ce20" table:formula="of:=[.C10]-[.F10]" office:value-type="float" office:value="0" calcext:value-type="float">
            <text:p>-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pg</text:p>
          </table:table-cell>
          <table:table-cell table:style-name="ce10" office:value-type="float" office:value="350" calcext:value-type="float">
            <text:p>350,00</text:p>
          </table:table-cell>
          <table:table-cell table:style-name="ce2" office:value-type="date" office:date-value="2025-10-27" calcext:value-type="date">
            <text:p>27/10/2025</text:p>
          </table:table-cell>
          <table:table-cell table:style-name="ce20" table:formula="of:=[.C11]-[.F11]" office:value-type="float" office:value="0" calcext:value-type="float">
            <text:p>-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/>
          <table:table-cell table:style-name="ce2"/>
          <table:table-cell table:style-name="ce20" table:formula="of:=[.C12]-[.F12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3]-[.F13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4]-[.F14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5]-[.F15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6]-[.F16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0" office:value-type="float" office:value="350" calcext:value-type="float">
            <text:p>350,00</text:p>
          </table:table-cell>
          <table:table-cell table:style-name="ce13"/>
          <table:table-cell table:style-name="ce16" office:value-type="string" calcext:value-type="string">
            <text:p>não</text:p>
          </table:table-cell>
          <table:table-cell table:style-name="ce10" office:value-type="float" office:value="0" calcext:value-type="float">
            <text:p>-</text:p>
          </table:table-cell>
          <table:table-cell table:style-name="ce2"/>
          <table:table-cell table:style-name="ce20" table:formula="of:=[.C17]-[.F17]" office:value-type="float" office:value="350" calcext:value-type="float">
            <text:p>350,00</text:p>
          </table:table-cell>
          <table:table-cell table:style-name="ce45"/>
          <table:table-cell table:style-name="ce69" table:number-columns-repeated="55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34" table:formula="of:=SUM([.H2:.H17])" office:value-type="float" office:value="2100" calcext:value-type="float">
            <text:p>2.100,00</text:p>
          </table:table-cell>
          <table:table-cell table:style-name="ce39"/>
          <table:table-cell table:style-name="ce69" table:number-columns-repeated="55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2">
          <table:table-cell table:style-name="ce5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1985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11"/>
          <table:table-cell table:style-name="ce4"/>
          <table:table-cell table:style-name="ce11"/>
          <table:table-cell table:style-name="ce17"/>
          <table:table-cell table:style-name="ce69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  <number:text>,</number:text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</number:date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date-style style:name="N141">
      <number:month number:textual="true"/>
      <number:text> </number:text>
      <number:year/>
    </number:date-style>
    <number:date-style style:name="N142">
      <number:month number:style="long"/>
      <number:text>/</number:text>
      <number:year number:style="long"/>
    </number:date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5">
      <number:text>R$-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7">
      <number:text>(</number:text>
      <number:currency-symbol/>
      <number:text>\,)</number:text>
      <style:map style:condition="value()&gt;=0" style:apply-style-name="N147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4:26.009024800">00:00:00</text:time></text:span><text:span text:style-name="MT2"><text:s/></text:span></text:p>
        </style:region-center>
        <style:region-right>
          <text:p><text:span text:style-name="MT3">J &amp; R Café Sociedade Unipessoal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 &amp; R Café Sociedade Unipessoal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4:26.01670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5:02:04</meta:creation-date>
    <dc:date>2025-11-03T15:34:52.415156000</dc:date>
    <meta:print-date>2019-10-31T18:04:07.913029257</meta:print-date>
    <dc:language>pt-PT</dc:language>
    <meta:editing-cycles>566</meta:editing-cycles>
    <meta:editing-duration>P1DT8H5M32S</meta:editing-duration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